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verdana" svg:font-family="verdana, arial, helvetica, sans, sans-serif"/>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aeb4" officeooo:paragraph-rsid="0003aeb4"/>
    </style:style>
    <style:style style:name="P2" style:family="paragraph" style:parent-style-name="Standard">
      <style:text-properties officeooo:rsid="00062e46" officeooo:paragraph-rsid="00062e46"/>
    </style:style>
    <style:style style:name="P3" style:family="paragraph" style:parent-style-name="Standard">
      <style:text-properties fo:font-weight="bold" officeooo:rsid="00062e46" officeooo:paragraph-rsid="00062e46" style:font-weight-asian="bold" style:font-weight-complex="bold"/>
    </style:style>
    <style:style style:name="P4" style:family="paragraph" style:parent-style-name="Standard">
      <style:text-properties fo:font-weight="bold" officeooo:rsid="00022339" officeooo:paragraph-rsid="00022339" style:font-weight-asian="bold" style:font-weight-complex="bold"/>
    </style:style>
    <style:style style:name="P5" style:family="paragraph" style:parent-style-name="Standard">
      <style:text-properties fo:font-weight="bold" officeooo:rsid="000fa17e" officeooo:paragraph-rsid="000fa17e" style:font-weight-asian="bold" style:font-weight-complex="bold"/>
    </style:style>
    <style:style style:name="P6" style:family="paragraph" style:parent-style-name="Standard">
      <style:text-properties fo:font-weight="bold" officeooo:rsid="0011310f" officeooo:paragraph-rsid="0011310f" style:font-weight-asian="bold" style:font-weight-complex="bold"/>
    </style:style>
    <style:style style:name="P7" style:family="paragraph" style:parent-style-name="Standard">
      <style:text-properties fo:font-weight="bold" officeooo:rsid="001bb6d7" officeooo:paragraph-rsid="001bb6d7" style:font-weight-asian="bold" style:font-weight-complex="bold"/>
    </style:style>
    <style:style style:name="P8" style:family="paragraph" style:parent-style-name="Standard">
      <style:text-properties fo:font-weight="bold" officeooo:rsid="001d8b8c" officeooo:paragraph-rsid="001d8b8c" style:font-weight-asian="bold" style:font-weight-complex="bold"/>
    </style:style>
    <style:style style:name="P9" style:family="paragraph" style:parent-style-name="Standard">
      <style:text-properties officeooo:rsid="000d68bc" officeooo:paragraph-rsid="000d68bc"/>
    </style:style>
    <style:style style:name="P10" style:family="paragraph" style:parent-style-name="Standard">
      <style:text-properties officeooo:rsid="000d68bc" officeooo:paragraph-rsid="000da8b3"/>
    </style:style>
    <style:style style:name="P11" style:family="paragraph" style:parent-style-name="Standard">
      <style:text-properties officeooo:rsid="000fa17e" officeooo:paragraph-rsid="000fa17e"/>
    </style:style>
    <style:style style:name="P12" style:family="paragraph" style:parent-style-name="Standard">
      <style:text-properties officeooo:rsid="0011310f" officeooo:paragraph-rsid="0011310f"/>
    </style:style>
    <style:style style:name="P13" style:family="paragraph" style:parent-style-name="Standard">
      <style:text-properties officeooo:rsid="00130b66" officeooo:paragraph-rsid="00130b66"/>
    </style:style>
    <style:style style:name="P14" style:family="paragraph" style:parent-style-name="Standard">
      <style:text-properties officeooo:rsid="0014b91f" officeooo:paragraph-rsid="0014b91f"/>
    </style:style>
    <style:style style:name="P15" style:family="paragraph" style:parent-style-name="Standard">
      <style:text-properties officeooo:rsid="0017b0e4" officeooo:paragraph-rsid="0017b0e4"/>
    </style:style>
    <style:style style:name="P16" style:family="paragraph" style:parent-style-name="Standard">
      <style:text-properties officeooo:rsid="001d8b8c" officeooo:paragraph-rsid="001d8b8c"/>
    </style:style>
    <style:style style:name="P17" style:family="paragraph" style:parent-style-name="Standard">
      <style:paragraph-properties fo:text-align="center" style:justify-single-word="false"/>
      <style:text-properties officeooo:paragraph-rsid="0029fc74"/>
    </style:style>
    <style:style style:name="P18" style:family="paragraph" style:parent-style-name="Standard">
      <style:paragraph-properties fo:text-align="center" style:justify-single-word="false"/>
      <style:text-properties fo:font-size="24pt" fo:font-weight="normal" officeooo:rsid="0029fc74" officeooo:paragraph-rsid="0029fc74" style:font-size-asian="24pt" style:font-weight-asian="normal" style:font-size-complex="24pt" style:font-weight-complex="normal"/>
    </style:style>
    <style:style style:name="P19" style:family="paragraph" style:parent-style-name="Standard">
      <style:paragraph-properties fo:text-align="center" style:justify-single-word="false"/>
      <style:text-properties fo:font-size="20pt" fo:font-weight="normal" officeooo:rsid="0029fc74" officeooo:paragraph-rsid="0029fc74" style:font-size-asian="20pt" style:font-weight-asian="normal" style:font-size-complex="20pt" style:font-weight-complex="normal"/>
    </style:style>
    <style:style style:name="P20" style:family="paragraph" style:parent-style-name="Standard">
      <style:paragraph-properties fo:margin-left="1.245cm" fo:margin-right="0cm" fo:text-indent="0cm" style:auto-text-indent="false"/>
      <style:text-properties officeooo:rsid="0011310f" officeooo:paragraph-rsid="0011310f"/>
    </style:style>
    <style:style style:name="P21" style:family="paragraph" style:parent-style-name="Standard">
      <style:paragraph-properties fo:margin-left="1.245cm" fo:margin-right="0cm" fo:text-indent="0cm" style:auto-text-indent="false"/>
      <style:text-properties officeooo:rsid="00130b66" officeooo:paragraph-rsid="00130b66"/>
    </style:style>
    <style:style style:name="P22" style:family="paragraph" style:parent-style-name="Standard">
      <style:paragraph-properties fo:margin-left="1.245cm" fo:margin-right="0cm" fo:text-indent="0cm" style:auto-text-indent="false"/>
      <style:text-properties officeooo:rsid="00130b66" officeooo:paragraph-rsid="001546b6"/>
    </style:style>
    <style:style style:name="P23" style:family="paragraph" style:parent-style-name="Standard">
      <style:paragraph-properties fo:margin-left="1.245cm" fo:margin-right="0cm" fo:text-indent="0cm" style:auto-text-indent="false"/>
      <style:text-properties officeooo:rsid="0014b91f" officeooo:paragraph-rsid="0014b91f"/>
    </style:style>
    <style:style style:name="P24" style:family="paragraph" style:parent-style-name="Standard">
      <style:paragraph-properties fo:margin-left="1.245cm" fo:margin-right="0cm" fo:text-indent="0cm" style:auto-text-indent="false"/>
      <style:text-properties officeooo:rsid="00166102" officeooo:paragraph-rsid="00166102"/>
    </style:style>
    <style:style style:name="P25" style:family="paragraph" style:parent-style-name="Standard">
      <style:paragraph-properties fo:margin-left="1.245cm" fo:margin-right="0cm" fo:text-indent="0cm" style:auto-text-indent="false"/>
      <style:text-properties officeooo:rsid="0017b0e4" officeooo:paragraph-rsid="0017b0e4"/>
    </style:style>
    <style:style style:name="P26" style:family="paragraph" style:parent-style-name="Standard">
      <style:paragraph-properties fo:margin-left="1.245cm" fo:margin-right="0cm" fo:text-indent="0cm" style:auto-text-indent="false"/>
      <style:text-properties officeooo:rsid="000fa17e" officeooo:paragraph-rsid="000fa17e"/>
    </style:style>
    <style:style style:name="P27" style:family="paragraph" style:parent-style-name="Standard">
      <style:paragraph-properties fo:margin-left="1.245cm" fo:margin-right="0cm" fo:text-indent="0cm" style:auto-text-indent="false"/>
      <style:text-properties officeooo:rsid="001027d5" officeooo:paragraph-rsid="001027d5"/>
    </style:style>
    <style:style style:name="P28" style:family="paragraph" style:parent-style-name="Standard">
      <style:paragraph-properties fo:margin-left="1.245cm" fo:margin-right="0cm" fo:text-indent="0cm" style:auto-text-indent="false"/>
      <style:text-properties officeooo:rsid="0010d3fc" officeooo:paragraph-rsid="0010d3fc"/>
    </style:style>
    <style:style style:name="P29" style:family="paragraph" style:parent-style-name="Standard">
      <style:paragraph-properties fo:margin-left="1.245cm" fo:margin-right="0cm" fo:text-indent="0cm" style:auto-text-indent="false"/>
      <style:text-properties officeooo:rsid="0010d3fc" officeooo:paragraph-rsid="0011310f"/>
    </style:style>
    <style:style style:name="P30" style:family="paragraph" style:parent-style-name="Standard">
      <style:paragraph-properties fo:margin-left="1.245cm" fo:margin-right="0cm" fo:text-indent="0cm" style:auto-text-indent="false"/>
      <style:text-properties officeooo:rsid="00062e46" officeooo:paragraph-rsid="00062e46"/>
    </style:style>
    <style:style style:name="P31" style:family="paragraph" style:parent-style-name="Standard">
      <style:paragraph-properties fo:margin-left="1.245cm" fo:margin-right="0cm" fo:text-indent="0cm" style:auto-text-indent="false"/>
      <style:text-properties officeooo:rsid="00092f9c" officeooo:paragraph-rsid="00062e46"/>
    </style:style>
    <style:style style:name="P32" style:family="paragraph" style:parent-style-name="Standard">
      <style:paragraph-properties fo:margin-left="1.245cm" fo:margin-right="0cm" fo:text-indent="0cm" style:auto-text-indent="false"/>
      <style:text-properties officeooo:rsid="00092f9c" officeooo:paragraph-rsid="00092f9c"/>
    </style:style>
    <style:style style:name="P33" style:family="paragraph" style:parent-style-name="Standard">
      <style:paragraph-properties fo:margin-left="1.245cm" fo:margin-right="0cm" fo:text-indent="0cm" style:auto-text-indent="false"/>
      <style:text-properties officeooo:rsid="00076c31" officeooo:paragraph-rsid="0007830b"/>
    </style:style>
    <style:style style:name="P34" style:family="paragraph" style:parent-style-name="Standard">
      <style:paragraph-properties fo:margin-left="1.245cm" fo:margin-right="0cm" fo:text-indent="0cm" style:auto-text-indent="false"/>
      <style:text-properties officeooo:rsid="00076c31" officeooo:paragraph-rsid="00076c31"/>
    </style:style>
    <style:style style:name="P35" style:family="paragraph" style:parent-style-name="Standard">
      <style:paragraph-properties fo:margin-left="1.245cm" fo:margin-right="0cm" fo:text-indent="0cm" style:auto-text-indent="false"/>
      <style:text-properties officeooo:rsid="00076c31" officeooo:paragraph-rsid="00092f9c"/>
    </style:style>
    <style:style style:name="P36" style:family="paragraph" style:parent-style-name="Standard">
      <style:paragraph-properties fo:margin-left="1.245cm" fo:margin-right="0cm" fo:text-indent="0cm" style:auto-text-indent="false"/>
      <style:text-properties officeooo:rsid="000a6e45" officeooo:paragraph-rsid="000a6e45"/>
    </style:style>
    <style:style style:name="P37" style:family="paragraph" style:parent-style-name="Standard">
      <style:paragraph-properties fo:margin-left="1.245cm" fo:margin-right="0cm" fo:text-indent="0cm" style:auto-text-indent="false"/>
      <style:text-properties officeooo:rsid="000d37ad" officeooo:paragraph-rsid="0018e0a9"/>
    </style:style>
    <style:style style:name="P38" style:family="paragraph" style:parent-style-name="Standard">
      <style:paragraph-properties fo:margin-left="1.245cm" fo:margin-right="0cm" fo:text-indent="0cm" style:auto-text-indent="false"/>
      <style:text-properties fo:font-size="10pt" fo:font-style="italic" officeooo:rsid="0017b0e4" officeooo:paragraph-rsid="0017b0e4" style:font-size-asian="10pt" style:font-style-asian="italic" style:font-size-complex="10pt" style:font-style-complex="italic"/>
    </style:style>
    <style:style style:name="P39" style:family="paragraph" style:parent-style-name="Standard">
      <style:paragraph-properties fo:margin-left="1.245cm" fo:margin-right="0cm" fo:text-indent="0cm" style:auto-text-indent="false"/>
      <style:text-properties fo:font-size="10pt" fo:font-style="italic" officeooo:rsid="00062e46" officeooo:paragraph-rsid="00062e46" style:font-size-asian="10pt" style:font-style-asian="italic" style:font-size-complex="10pt" style:font-style-complex="italic"/>
    </style:style>
    <style:style style:name="P40" style:family="paragraph" style:parent-style-name="Standard">
      <style:paragraph-properties fo:margin-left="1.245cm" fo:margin-right="0cm" fo:text-indent="0cm" style:auto-text-indent="false"/>
      <style:text-properties fo:font-size="10pt" fo:font-style="italic" officeooo:rsid="0003aeb4" officeooo:paragraph-rsid="0003aeb4" style:font-size-asian="10pt" style:font-style-asian="italic" style:font-size-complex="10pt" style:font-style-complex="italic"/>
    </style:style>
    <style:style style:name="P41" style:family="paragraph" style:parent-style-name="Standard">
      <style:paragraph-properties fo:margin-left="1.245cm" fo:margin-right="0cm" fo:text-indent="0cm" style:auto-text-indent="false"/>
      <style:text-properties fo:font-size="10pt" fo:font-style="italic" officeooo:rsid="000d68bc" officeooo:paragraph-rsid="000d68bc" style:font-size-asian="10pt" style:font-style-asian="italic" style:font-size-complex="10pt" style:font-style-complex="italic"/>
    </style:style>
    <style:style style:name="P42" style:family="paragraph" style:parent-style-name="Standard">
      <style:paragraph-properties fo:margin-left="1.245cm" fo:margin-right="0cm" fo:text-indent="0cm" style:auto-text-indent="false"/>
      <style:text-properties fo:font-size="10pt" fo:font-style="italic" officeooo:rsid="000d68bc" officeooo:paragraph-rsid="000da8b3" style:font-size-asian="10pt" style:font-style-asian="italic" style:font-size-complex="10pt" style:font-style-complex="italic"/>
    </style:style>
    <style:style style:name="P43" style:family="paragraph" style:parent-style-name="Standard">
      <style:paragraph-properties fo:margin-left="1.245cm" fo:margin-right="0cm" fo:text-indent="0cm" style:auto-text-indent="false"/>
      <style:text-properties fo:font-size="10pt" fo:font-style="italic" officeooo:rsid="0011310f" officeooo:paragraph-rsid="0011310f" style:font-size-asian="10pt" style:font-style-asian="italic" style:font-size-complex="10pt" style:font-style-complex="italic"/>
    </style:style>
    <style:style style:name="P44" style:family="paragraph" style:parent-style-name="Standard">
      <style:paragraph-properties fo:margin-left="1.245cm" fo:margin-right="0cm" fo:text-indent="0cm" style:auto-text-indent="false"/>
      <style:text-properties fo:font-size="10pt" fo:font-style="italic" officeooo:rsid="001bb6d7" officeooo:paragraph-rsid="001bb6d7" style:font-size-asian="10pt" style:font-style-asian="italic" style:font-size-complex="10pt" style:font-style-complex="italic"/>
    </style:style>
    <style:style style:name="P45" style:family="paragraph" style:parent-style-name="Standard">
      <style:paragraph-properties fo:margin-left="1.245cm" fo:margin-right="0cm" fo:text-indent="0cm" style:auto-text-indent="false"/>
      <style:text-properties fo:font-size="10pt" fo:font-style="italic" officeooo:rsid="001d2907" officeooo:paragraph-rsid="001d2907" style:font-size-asian="10pt" style:font-style-asian="italic" style:font-size-complex="10pt" style:font-style-complex="italic"/>
    </style:style>
    <style:style style:name="P46" style:family="paragraph" style:parent-style-name="Standard">
      <style:paragraph-properties fo:margin-left="1.245cm" fo:margin-right="0cm" fo:text-indent="0cm" style:auto-text-indent="false"/>
      <style:text-properties fo:font-size="10pt" fo:font-style="italic" officeooo:rsid="001d2907" officeooo:paragraph-rsid="0021ccc6" style:font-size-asian="10pt" style:font-style-asian="italic" style:font-size-complex="10pt" style:font-style-complex="italic"/>
    </style:style>
    <style:style style:name="P47" style:family="paragraph" style:parent-style-name="Standard">
      <style:paragraph-properties fo:margin-left="1.245cm" fo:margin-right="0cm" fo:text-indent="0cm" style:auto-text-indent="false"/>
      <style:text-properties fo:font-size="10pt" fo:font-style="italic" officeooo:rsid="001d8b8c" officeooo:paragraph-rsid="001d8b8c" style:font-size-asian="10pt" style:font-style-asian="italic" style:font-size-complex="10pt" style:font-style-complex="italic"/>
    </style:style>
    <style:style style:name="P48" style:family="paragraph" style:parent-style-name="Standard">
      <style:paragraph-properties fo:margin-left="1.245cm" fo:margin-right="0cm" fo:text-indent="0cm" style:auto-text-indent="false"/>
      <style:text-properties fo:font-size="10pt" fo:font-style="italic" officeooo:rsid="0021ccc6" officeooo:paragraph-rsid="0021ccc6" style:font-size-asian="10pt" style:font-style-asian="italic" style:font-size-complex="10pt" style:font-style-complex="italic"/>
    </style:style>
    <style:style style:name="P49" style:family="paragraph" style:parent-style-name="Standard">
      <style:paragraph-properties fo:margin-left="1.245cm" fo:margin-right="0cm" fo:text-indent="0cm" style:auto-text-indent="false"/>
      <style:text-properties fo:font-size="10pt" fo:font-style="italic" officeooo:rsid="0023997b" officeooo:paragraph-rsid="0023997b" style:font-size-asian="10pt" style:font-style-asian="italic" style:font-size-complex="10pt" style:font-style-complex="italic"/>
    </style:style>
    <style:style style:name="P50" style:family="paragraph" style:parent-style-name="Standard">
      <style:paragraph-properties fo:margin-left="1.245cm" fo:margin-right="0cm" fo:text-indent="0cm" style:auto-text-indent="false"/>
      <style:text-properties fo:font-size="10pt" fo:font-style="italic" fo:font-weight="normal" officeooo:rsid="0018e0a9" officeooo:paragraph-rsid="0018e0a9" style:font-size-asian="10pt" style:font-style-asian="italic" style:font-weight-asian="normal" style:font-size-complex="10pt" style:font-style-complex="italic" style:font-weight-complex="normal"/>
    </style:style>
    <style:style style:name="P51" style:family="paragraph" style:parent-style-name="Standard">
      <style:paragraph-properties fo:margin-left="1.245cm" fo:margin-right="0cm" fo:text-indent="0cm" style:auto-text-indent="false"/>
      <style:text-properties fo:font-size="10pt" fo:font-style="italic" fo:font-weight="normal" officeooo:rsid="000fa17e" officeooo:paragraph-rsid="000fa17e" style:font-size-asian="10pt" style:font-style-asian="italic" style:font-weight-asian="normal" style:font-size-complex="10pt" style:font-style-complex="italic" style:font-weight-complex="normal"/>
    </style:style>
    <style:style style:name="P52" style:family="paragraph" style:parent-style-name="Standard">
      <style:paragraph-properties fo:margin-left="1.245cm" fo:margin-right="0cm" fo:text-indent="0cm" style:auto-text-indent="false"/>
      <style:text-properties fo:font-size="10pt" fo:font-style="italic" fo:font-weight="normal" officeooo:rsid="002562d1" officeooo:paragraph-rsid="002562d1" style:font-size-asian="10pt" style:font-style-asian="italic" style:font-weight-asian="normal" style:font-size-complex="10pt" style:font-style-complex="italic" style:font-weight-complex="normal"/>
    </style:style>
    <style:style style:name="P53" style:family="paragraph" style:parent-style-name="Standard">
      <style:paragraph-properties fo:margin-left="1.245cm" fo:margin-right="0cm" fo:text-indent="0cm" style:auto-text-indent="false"/>
      <style:text-properties fo:font-size="10pt" fo:font-style="italic" fo:font-weight="normal" officeooo:rsid="00273ae2" officeooo:paragraph-rsid="00273ae2" style:font-size-asian="10pt" style:font-style-asian="italic" style:font-weight-asian="normal" style:font-size-complex="10pt" style:font-style-complex="italic" style:font-weight-complex="normal"/>
    </style:style>
    <style:style style:name="P54" style:family="paragraph" style:parent-style-name="Standard">
      <style:paragraph-properties fo:margin-left="1.245cm" fo:margin-right="0cm" fo:text-indent="0cm" style:auto-text-indent="false"/>
      <style:text-properties fo:font-size="10pt" fo:font-style="italic" fo:font-weight="normal" officeooo:rsid="00276f4f" officeooo:paragraph-rsid="00276f4f" style:font-size-asian="10pt" style:font-style-asian="italic" style:font-weight-asian="normal" style:font-size-complex="10pt" style:font-style-complex="italic" style:font-weight-complex="normal"/>
    </style:style>
    <style:style style:name="P55" style:family="paragraph" style:parent-style-name="Standard">
      <style:paragraph-properties fo:margin-left="1.245cm" fo:margin-right="0cm" fo:text-indent="0cm" style:auto-text-indent="false"/>
      <style:text-properties fo:font-size="10pt" fo:font-style="italic" fo:font-weight="normal" officeooo:rsid="00281adb" officeooo:paragraph-rsid="00281adb" style:font-size-asian="10pt" style:font-style-asian="italic" style:font-weight-asian="normal" style:font-size-complex="10pt" style:font-style-complex="italic" style:font-weight-complex="normal"/>
    </style:style>
    <style:style style:name="P56" style:family="paragraph" style:parent-style-name="Standard">
      <style:paragraph-properties fo:margin-left="1.245cm" fo:margin-right="0cm" fo:text-indent="0cm" style:auto-text-indent="false"/>
      <style:text-properties fo:font-size="10pt" fo:font-style="italic" fo:font-weight="normal" officeooo:rsid="0028f572" officeooo:paragraph-rsid="0028f572" style:font-size-asian="10pt" style:font-style-asian="italic" style:font-weight-asian="normal" style:font-size-complex="10pt" style:font-style-complex="italic" style:font-weight-complex="normal"/>
    </style:style>
    <style:style style:name="P57" style:family="paragraph" style:parent-style-name="Standard">
      <style:paragraph-properties fo:margin-left="1.245cm" fo:margin-right="0cm" fo:text-indent="0cm" style:auto-text-indent="false"/>
      <style:text-properties fo:font-size="10pt" fo:font-style="italic" fo:font-weight="normal" officeooo:rsid="0029fc74" officeooo:paragraph-rsid="0029fc74" style:font-size-asian="10pt" style:font-style-asian="italic" style:font-weight-asian="normal" style:font-size-complex="10pt" style:font-style-complex="italic" style:font-weight-complex="normal"/>
    </style:style>
    <style:style style:name="P58" style:family="paragraph" style:parent-style-name="Standard">
      <style:paragraph-properties fo:margin-left="1.245cm" fo:margin-right="0cm" fo:text-indent="0cm" style:auto-text-indent="false"/>
      <style:text-properties officeooo:rsid="0003aeb4" officeooo:paragraph-rsid="0003aeb4"/>
    </style:style>
    <style:style style:name="P59" style:family="paragraph" style:parent-style-name="Standard">
      <style:paragraph-properties fo:margin-left="1.245cm" fo:margin-right="0cm" fo:text-indent="0cm" style:auto-text-indent="false"/>
      <style:text-properties officeooo:rsid="000d68bc" officeooo:paragraph-rsid="000d68bc"/>
    </style:style>
    <style:style style:name="P60" style:family="paragraph" style:parent-style-name="Standard">
      <style:paragraph-properties fo:margin-left="1.245cm" fo:margin-right="0cm" fo:text-indent="0cm" style:auto-text-indent="false"/>
      <style:text-properties officeooo:rsid="000d68bc" officeooo:paragraph-rsid="000da8b3"/>
    </style:style>
    <style:style style:name="P61" style:family="paragraph" style:parent-style-name="Standard">
      <style:paragraph-properties fo:margin-left="1.245cm" fo:margin-right="0cm" fo:text-indent="0cm" style:auto-text-indent="false"/>
      <style:text-properties fo:font-weight="bold" officeooo:rsid="0018e0a9" officeooo:paragraph-rsid="0018e0a9" style:font-weight-asian="bold" style:font-weight-complex="bold"/>
    </style:style>
    <style:style style:name="P62" style:family="paragraph" style:parent-style-name="Standard">
      <style:paragraph-properties fo:margin-left="1.245cm" fo:margin-right="0cm" fo:text-indent="0cm" style:auto-text-indent="false"/>
      <style:text-properties fo:font-weight="normal" officeooo:rsid="0018e0a9" officeooo:paragraph-rsid="0018e0a9" style:font-weight-asian="normal" style:font-weight-complex="normal"/>
    </style:style>
    <style:style style:name="P63" style:family="paragraph" style:parent-style-name="Standard">
      <style:paragraph-properties fo:margin-left="1.245cm" fo:margin-right="0cm" fo:text-indent="0cm" style:auto-text-indent="false"/>
      <style:text-properties officeooo:rsid="001bb6d7" officeooo:paragraph-rsid="001bb6d7"/>
    </style:style>
    <style:style style:name="P64" style:family="paragraph" style:parent-style-name="Standard">
      <style:paragraph-properties fo:margin-left="1.245cm" fo:margin-right="0cm" fo:text-indent="0cm" style:auto-text-indent="false"/>
      <style:text-properties officeooo:rsid="00153600" officeooo:paragraph-rsid="001bb6d7"/>
    </style:style>
    <style:style style:name="P65" style:family="paragraph" style:parent-style-name="Standard">
      <style:paragraph-properties fo:margin-left="1.245cm" fo:margin-right="0cm" fo:text-indent="0cm" style:auto-text-indent="false"/>
      <style:text-properties officeooo:rsid="001f57b4" officeooo:paragraph-rsid="001f57b4"/>
    </style:style>
    <style:style style:name="P66" style:family="paragraph" style:parent-style-name="Standard">
      <style:paragraph-properties fo:margin-left="1.245cm" fo:margin-right="0cm" fo:text-indent="0cm" style:auto-text-indent="false"/>
      <style:text-properties fo:font-size="12pt" fo:font-style="normal" officeooo:rsid="00200284" officeooo:paragraph-rsid="00200284" style:font-size-asian="10.5pt" style:font-style-asian="normal" style:font-size-complex="12pt" style:font-style-complex="normal"/>
    </style:style>
    <style:style style:name="P67" style:family="paragraph" style:parent-style-name="Standard">
      <style:paragraph-properties fo:margin-left="1.245cm" fo:margin-right="0cm" fo:text-indent="0cm" style:auto-text-indent="false"/>
      <style:text-properties fo:font-size="12pt" fo:font-style="normal" fo:font-weight="normal" officeooo:rsid="002562d1" officeooo:paragraph-rsid="002562d1" style:font-size-asian="12pt" style:font-style-asian="normal" style:font-weight-asian="normal" style:font-size-complex="12pt" style:font-style-complex="normal" style:font-weight-complex="normal"/>
    </style:style>
    <style:style style:name="P68" style:family="paragraph" style:parent-style-name="Standard">
      <style:paragraph-properties fo:margin-left="1.245cm" fo:margin-right="0cm" fo:text-indent="0cm" style:auto-text-indent="false"/>
      <style:text-properties fo:font-size="12pt" fo:font-style="normal" fo:font-weight="normal" officeooo:rsid="00276f4f" officeooo:paragraph-rsid="00276f4f" style:font-size-asian="12pt" style:font-style-asian="normal" style:font-weight-asian="normal" style:font-size-complex="12pt" style:font-style-complex="normal" style:font-weight-complex="normal"/>
    </style:style>
    <style:style style:name="P69" style:family="paragraph" style:parent-style-name="Standard">
      <style:paragraph-properties fo:margin-left="1.245cm" fo:margin-right="0cm" fo:text-indent="0cm" style:auto-text-indent="false"/>
      <style:text-properties fo:font-size="12pt" fo:font-style="normal" fo:font-weight="normal" officeooo:rsid="00281adb" officeooo:paragraph-rsid="00281adb" style:font-size-asian="12pt" style:font-style-asian="normal" style:font-weight-asian="normal" style:font-size-complex="12pt" style:font-style-complex="normal" style:font-weight-complex="normal"/>
    </style:style>
    <style:style style:name="P70" style:family="paragraph" style:parent-style-name="Standard">
      <style:paragraph-properties fo:break-before="page"/>
      <style:text-properties fo:font-weight="normal" officeooo:rsid="000d37ad" officeooo:paragraph-rsid="000d37ad" style:font-weight-asian="normal" style:font-weight-complex="normal"/>
    </style:style>
    <style:style style:name="P71" style:family="paragraph" style:parent-style-name="Standard">
      <style:paragraph-properties fo:margin-left="0cm" fo:margin-right="0cm" fo:text-indent="0cm" style:auto-text-indent="false"/>
      <style:text-properties fo:font-weight="bold" officeooo:rsid="00022339" officeooo:paragraph-rsid="001818ff" style:font-weight-asian="bold" style:font-weight-complex="bold"/>
    </style:style>
    <style:style style:name="P72" style:family="paragraph" style:parent-style-name="Standard">
      <style:paragraph-properties fo:margin-left="0cm" fo:margin-right="0cm" fo:text-indent="0cm" style:auto-text-indent="false"/>
      <style:text-properties fo:font-weight="bold" officeooo:rsid="0018e0a9" officeooo:paragraph-rsid="0018e0a9" style:font-weight-asian="bold" style:font-weight-complex="bold"/>
    </style:style>
    <style:style style:name="P73" style:family="paragraph" style:parent-style-name="Standard">
      <style:paragraph-properties fo:margin-left="0cm" fo:margin-right="0cm" fo:text-indent="0cm" style:auto-text-indent="false"/>
      <style:text-properties fo:font-size="10pt" fo:font-style="italic" fo:font-weight="normal" officeooo:rsid="00273ae2" officeooo:paragraph-rsid="00273ae2" style:font-size-asian="10pt" style:font-style-asian="italic" style:font-weight-asian="normal" style:font-size-complex="10pt" style:font-style-complex="italic" style:font-weight-complex="normal"/>
    </style:style>
    <style:style style:name="P74" style:family="paragraph" style:parent-style-name="Standard">
      <style:paragraph-properties fo:margin-left="0cm" fo:margin-right="0cm" fo:text-indent="0cm" style:auto-text-indent="false"/>
      <style:text-properties fo:font-size="10pt" fo:font-style="italic" fo:font-weight="normal" officeooo:rsid="0028f572" officeooo:paragraph-rsid="0028f572" style:font-size-asian="10pt" style:font-style-asian="italic" style:font-weight-asian="normal" style:font-size-complex="10pt" style:font-style-complex="italic" style:font-weight-complex="normal"/>
    </style:style>
    <style:style style:name="P75" style:family="paragraph" style:parent-style-name="Standard">
      <style:paragraph-properties fo:margin-left="0cm" fo:margin-right="0cm" fo:text-indent="0cm" style:auto-text-indent="false"/>
      <style:text-properties fo:font-size="10pt" fo:font-style="italic" officeooo:rsid="0023997b" officeooo:paragraph-rsid="0023997b" style:font-size-asian="10pt" style:font-style-asian="italic" style:font-size-complex="10pt" style:font-style-complex="italic"/>
    </style:style>
    <style:style style:name="P76" style:family="paragraph" style:parent-style-name="Standard">
      <style:paragraph-properties fo:margin-left="0cm" fo:margin-right="0cm" fo:text-indent="0cm" style:auto-text-indent="false"/>
      <style:text-properties fo:font-size="10pt" fo:font-style="italic" fo:font-weight="bold" officeooo:rsid="0023997b" officeooo:paragraph-rsid="0023997b" style:font-size-asian="10pt" style:font-style-asian="italic" style:font-weight-asian="bold" style:font-size-complex="10pt" style:font-style-complex="italic" style:font-weight-complex="bold"/>
    </style:style>
    <style:style style:name="P77" style:family="paragraph" style:parent-style-name="Standard">
      <style:paragraph-properties fo:margin-left="0cm" fo:margin-right="0cm" fo:text-indent="0cm" style:auto-text-indent="false"/>
      <style:text-properties fo:font-size="10pt" fo:font-style="italic" fo:font-weight="bold" officeooo:rsid="0023997b" officeooo:paragraph-rsid="002562d1" style:font-size-asian="10pt" style:font-style-asian="italic" style:font-weight-asian="bold" style:font-size-complex="10pt" style:font-style-complex="italic" style:font-weight-complex="bold"/>
    </style:style>
    <style:style style:name="P78" style:family="paragraph" style:parent-style-name="Standard">
      <style:paragraph-properties fo:margin-left="0cm" fo:margin-right="0cm" fo:text-indent="0cm" style:auto-text-indent="false"/>
      <style:text-properties fo:font-size="10pt" fo:font-style="italic" fo:font-weight="bold" officeooo:rsid="00276f4f" officeooo:paragraph-rsid="00276f4f" style:font-size-asian="10pt" style:font-style-asian="italic" style:font-weight-asian="bold" style:font-size-complex="10pt" style:font-style-complex="italic" style:font-weight-complex="bold"/>
    </style:style>
    <style:style style:name="P79" style:family="paragraph" style:parent-style-name="Standard">
      <style:paragraph-properties fo:margin-left="0cm" fo:margin-right="0cm" fo:text-indent="0cm" style:auto-text-indent="false"/>
      <style:text-properties fo:font-size="10pt" fo:font-style="italic" fo:font-weight="bold" officeooo:rsid="0028f572" officeooo:paragraph-rsid="0028f572" style:font-size-asian="10pt" style:font-style-asian="italic" style:font-weight-asian="bold" style:font-size-complex="10pt" style:font-style-complex="italic" style:font-weight-complex="bold"/>
    </style:style>
    <style:style style:name="P80" style:family="paragraph" style:parent-style-name="Standard">
      <style:paragraph-properties fo:margin-left="0cm" fo:margin-right="0cm" fo:text-indent="0cm" style:auto-text-indent="false"/>
      <style:text-properties officeooo:rsid="000d37ad" officeooo:paragraph-rsid="0018e0a9"/>
    </style:style>
    <style:style style:name="P81" style:family="paragraph" style:parent-style-name="Standard">
      <style:paragraph-properties fo:margin-left="0cm" fo:margin-right="0cm" fo:text-indent="0cm" style:auto-text-indent="false"/>
      <style:text-properties fo:font-size="14pt" fo:font-style="normal" fo:font-weight="bold" officeooo:rsid="0029fc74" officeooo:paragraph-rsid="0029fc74" style:font-size-asian="12.25pt" style:font-style-asian="normal" style:font-weight-asian="bold" style:font-size-complex="14pt" style:font-style-complex="normal" style:font-weight-complex="bold"/>
    </style:style>
    <style:style style:name="P82" style:family="paragraph" style:parent-style-name="Standard">
      <style:paragraph-properties fo:margin-top="9.999cm" fo:margin-bottom="0cm" loext:contextual-spacing="false" fo:text-align="center" style:justify-single-word="false" style:writing-mode="page"/>
      <style:text-properties fo:font-size="32pt" fo:font-weight="bold" officeooo:rsid="0029fc74" officeooo:paragraph-rsid="0029fc74" style:font-size-asian="32pt" style:font-weight-asian="bold" style:font-size-complex="32pt" style:font-weight-complex="bold"/>
    </style:style>
    <style:style style:name="P83" style:family="paragraph" style:parent-style-name="Standard">
      <style:paragraph-properties fo:margin-top="9.999cm" fo:margin-bottom="0cm" loext:contextual-spacing="false" fo:text-align="end" style:justify-single-word="false" style:writing-mode="page"/>
      <style:text-properties officeooo:rsid="0029fc74" officeooo:paragraph-rsid="0029fc74"/>
    </style:style>
    <style:style style:name="P84" style:family="paragraph" style:parent-style-name="Preformatted_20_Text">
      <style:text-properties officeooo:rsid="00056cd9" officeooo:paragraph-rsid="00056cd9"/>
    </style:style>
    <style:style style:name="P85" style:family="paragraph" style:parent-style-name="Preformatted_20_Text">
      <style:text-properties officeooo:rsid="00000dd1" officeooo:paragraph-rsid="00000dd1"/>
    </style:style>
    <style:style style:name="P86" style:family="paragraph" style:parent-style-name="Preformatted_20_Text">
      <style:text-properties officeooo:rsid="001d9b7f" officeooo:paragraph-rsid="001d9b7f"/>
    </style:style>
    <style:style style:name="P87" style:family="paragraph" style:parent-style-name="Preformatted_20_Text">
      <style:paragraph-properties fo:margin-left="1.245cm" fo:margin-right="0cm" fo:text-indent="0cm" style:auto-text-indent="false"/>
      <style:text-properties officeooo:rsid="001d9b7f" officeooo:paragraph-rsid="001d9b7f"/>
    </style:style>
    <style:style style:name="P88" style:family="paragraph" style:parent-style-name="Preformatted_20_Text">
      <style:paragraph-properties fo:margin-left="1.245cm" fo:margin-right="0cm" fo:text-indent="0cm" style:auto-text-indent="false"/>
      <style:text-properties officeooo:rsid="001c67de" officeooo:paragraph-rsid="001c67de"/>
    </style:style>
    <style:style style:name="P89" style:family="paragraph" style:parent-style-name="Preformatted_20_Text">
      <style:paragraph-properties fo:margin-left="1.245cm" fo:margin-right="0cm" fo:text-indent="0cm" style:auto-text-indent="false"/>
      <style:text-properties officeooo:rsid="00153600" officeooo:paragraph-rsid="00153600"/>
    </style:style>
    <style:style style:name="P90" style:family="paragraph" style:parent-style-name="Preformatted_20_Text">
      <style:paragraph-properties fo:margin-left="1.245cm" fo:margin-right="0cm" fo:text-indent="0cm" style:auto-text-indent="false"/>
      <style:text-properties officeooo:rsid="0010114e" officeooo:paragraph-rsid="0010114e"/>
    </style:style>
    <style:style style:name="P91" style:family="paragraph" style:parent-style-name="Preformatted_20_Text">
      <style:paragraph-properties fo:margin-left="1.245cm" fo:margin-right="0cm" fo:text-indent="0cm" style:auto-text-indent="false"/>
      <style:text-properties officeooo:rsid="001a9944" officeooo:paragraph-rsid="001a9944"/>
    </style:style>
    <style:style style:name="T1" style:family="text">
      <style:text-properties officeooo:rsid="0003aeb4"/>
    </style:style>
    <style:style style:name="T2" style:family="text">
      <style:text-properties officeooo:rsid="0005682b"/>
    </style:style>
    <style:style style:name="T3" style:family="text">
      <style:text-properties officeooo:rsid="00062e46"/>
    </style:style>
    <style:style style:name="T4" style:family="text">
      <style:text-properties officeooo:rsid="0007830b"/>
    </style:style>
    <style:style style:name="T5" style:family="text">
      <style:text-properties officeooo:rsid="00092f9c"/>
    </style:style>
    <style:style style:name="T6" style:family="text">
      <style:text-properties officeooo:rsid="000da8b3"/>
    </style:style>
    <style:style style:name="T7" style:family="text">
      <style:text-properties officeooo:rsid="0011310f"/>
    </style:style>
    <style:style style:name="T8" style:family="text">
      <style:text-properties officeooo:rsid="0014b91f"/>
    </style:style>
    <style:style style:name="T9" style:family="text">
      <style:text-properties officeooo:rsid="001546b6"/>
    </style:style>
    <style:style style:name="T10" style:family="text">
      <style:text-properties officeooo:rsid="00166102"/>
    </style:style>
    <style:style style:name="T11" style:family="text">
      <style:text-properties officeooo:rsid="0017b0e4"/>
    </style:style>
    <style:style style:name="T12" style:family="text">
      <style:text-properties fo:font-weight="bold" officeooo:rsid="000d68bc" style:font-weight-asian="bold" style:font-weight-complex="bold"/>
    </style:style>
    <style:style style:name="T13" style:family="text">
      <style:text-properties officeooo:rsid="001818ff"/>
    </style:style>
    <style:style style:name="T14" style:family="text">
      <style:text-properties fo:font-size="10pt" fo:font-style="italic" style:font-size-asian="10pt" style:font-style-asian="italic" style:font-size-complex="10pt" style:font-style-complex="italic"/>
    </style:style>
    <style:style style:name="T15" style:family="text">
      <style:text-properties fo:font-size="10pt" fo:font-style="italic" officeooo:rsid="0007830b" style:font-size-asian="10pt" style:font-style-asian="italic" style:font-size-complex="10pt" style:font-style-complex="italic"/>
    </style:style>
    <style:style style:name="T16" style:family="text">
      <style:text-properties fo:font-size="12pt" fo:font-style="normal" style:font-size-asian="10.5pt" style:font-style-asian="normal" style:font-size-complex="12pt" style:font-style-complex="normal"/>
    </style:style>
    <style:style style:name="T17" style:family="text">
      <style:text-properties fo:font-size="12pt" fo:font-style="normal" style:font-size-asian="12pt" style:font-style-asian="normal" style:font-size-complex="12pt" style:font-style-complex="normal"/>
    </style:style>
    <style:style style:name="T18" style:family="text">
      <style:text-properties fo:font-size="12pt" fo:font-style="normal" officeooo:rsid="0021ccc6" style:font-size-asian="12pt" style:font-style-asian="normal" style:font-size-complex="12pt" style:font-style-complex="normal"/>
    </style:style>
    <style:style style:name="T19" style:family="text">
      <style:text-properties fo:font-size="12pt" fo:font-style="normal" officeooo:rsid="002562d1" style:font-size-asian="12pt" style:font-style-asian="normal" style:font-size-complex="12pt" style:font-style-complex="normal"/>
    </style:style>
    <style:style style:name="T20" style:family="text">
      <style:text-properties fo:font-size="12pt" fo:font-style="normal" officeooo:rsid="00281adb" style:font-size-asian="12pt" style:font-style-asian="normal" style:font-size-complex="12pt" style:font-style-complex="normal"/>
    </style:style>
    <style:style style:name="T21" style:family="text">
      <style:text-properties fo:font-size="12pt" fo:font-style="normal" officeooo:rsid="0028f572" style:font-size-asian="12pt" style:font-style-asian="normal" style:font-size-complex="12pt" style:font-style-complex="normal"/>
    </style:style>
    <style:style style:name="T2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fo:font-size="12pt" fo:font-weight="normal" style:font-size-asian="10.5pt" style:font-weight-asian="normal" style:font-size-complex="12pt" style:font-weight-complex="normal"/>
    </style:style>
    <style:style style:name="T24" style:family="text">
      <style:text-properties officeooo:rsid="001d2907"/>
    </style:style>
    <style:style style:name="T25" style:family="text">
      <style:text-properties fo:font-weight="normal" officeooo:rsid="0029fc74" style:font-weight-asian="normal" style:font-weight-complex="normal"/>
    </style:style>
    <style:style style:name="T26" style:family="text">
      <style:text-properties officeooo:rsid="00281adb"/>
    </style:style>
    <style:style style:name="T27" style:family="text">
      <style:text-properties officeooo:rsid="0028f572"/>
    </style:style>
    <style:style style:name="T28" style:family="text">
      <style:text-properties officeooo:rsid="0029fc74"/>
    </style:style>
    <style:style style:name="T29" style:family="text">
      <style:text-properties fo:font-variant="normal" fo:text-transform="none" fo:color="#333333" style:font-name="verdana" fo:font-size="9pt" fo:letter-spacing="normal" fo:font-style="normal" fo:font-weight="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FIIT STU</text:p>
      <text:p text:style-name="P18">Databázove systémy</text:p>
      <text:p text:style-name="P19">Analytický report</text:p>
      <text:p text:style-name="P17"><text:span text:style-name="T25">Matej Kužma, ID :</text:span><text:span text:style-name="T29">79634</text:span> </text:p>
      <text:p text:style-name="P83">26.3.2017</text:p>
      <text:p text:style-name="P70">Dáta boli pre všetky tabuľky vygenerované jedným spôsobom a to cez program spawner (https://sourceforge.net/projects/spawner/) , ktorý je generátor queries. Pre dopredu nadefinované hodnoty boli náhodne generované vstupy do tabuliek.</text:p>
      <text:p text:style-name="P4"/>
      <text:p text:style-name="P4">Číselník <text:span text:style-name="T1">pre zoznam krajín -&gt; country</text:span></text:p>
      <text:p text:style-name="P58"/>
      <text:p text:style-name="P40">create table country</text:p>
      <text:p text:style-name="P40">(</text:p>
      <text:p text:style-name="P40"><text:tab/>id SERIAL PRIMARY KEY,</text:p>
      <text:p text:style-name="P40"><text:s text:c="4"/><text:tab/>country_name VARCHAR(50) NOT NULL</text:p>
      <text:p text:style-name="P40">);</text:p>
      <text:p text:style-name="P58"/>
      <text:p text:style-name="P58">Okrem primárneho kľúča obsahuje zoznam 224 krajín usporiadaný v tabuľke v abecednom poradí, začínajúc krajinou 1- Afganistan končiac krajinou 224<text:span text:style-name="T2"> - </text:span>Zimbabwe.</text:p>
      <text:p text:style-name="P58"/>
      <text:p text:style-name="P71">Číselník <text:span text:style-name="T1">pre typ postavy -&gt; character_type</text:span></text:p>
      <text:p text:style-name="P71"/>
      <text:p text:style-name="P50">create table character_type</text:p>
      <text:p text:style-name="P50">(</text:p>
      <text:p text:style-name="P50"><text:s text:c="2"/><text:tab/>id SERIAL PRIMARY KEY,</text:p>
      <text:p text:style-name="P50"><text:s text:c="2"/><text:tab/>name VARCHAR(50) NOT NULL <text:s/></text:p>
      <text:p text:style-name="P50">);</text:p>
      <text:p text:style-name="P61"/>
      <text:p text:style-name="P62">Obsah číselníka: </text:p>
      <text:section text:style-name="Sect1" text:name="Oblasť4">
        <text:section-source xlink:href="../../../../../chartype"/>
        <text:p text:style-name="P88">"id","name"</text:p>
        <text:p text:style-name="P88">1,"Warrior"</text:p>
        <text:p text:style-name="P88">2,"Mage"</text:p>
        <text:p text:style-name="P88">3,"Priest"</text:p>
        <text:p text:style-name="P88">4,"Archer"</text:p>
        <text:p text:style-name="P88">5,"Knight"</text:p>
      </text:section>
      <text:p text:style-name="P72"/>
      <text:p text:style-name="P1"/>
      <text:p text:style-name="P3">Zoznam hráčov v hre -&gt; player</text:p>
      <text:p text:style-name="P2"/>
      <text:p text:style-name="P39">create table player</text:p>
      <text:p text:style-name="P39">(</text:p>
      <text:p text:style-name="P39"><text:tab/>id SERIAL PRIMARY KEY,</text:p>
      <text:p text:style-name="P39"><text:tab/>country_id INTEGER REFERENCES country NOT NULL,</text:p>
      <text:p text:style-name="P39"><text:s text:c="2"/><text:tab/>sex VARCHAR(1) NOT NULL,</text:p>
      <text:p text:style-name="P39"><text:tab/>nickname VARCHAR(50) NOT NULL</text:p>
      <text:p text:style-name="P39">);</text:p>
      <text:p text:style-name="P31"/>
      <text:p text:style-name="P30">Druhý stĺpec obsahuje tabuľky player obsahuje FK na číselník country<text:span text:style-name="T5">.</text:span></text:p>
      <text:p text:style-name="P32">Počet riadkov v tabuľke: 100 000</text:p>
      <text:p text:style-name="P30"/>
      <text:p text:style-name="P33">Sumarizácia pre <text:span text:style-name="T3">country_id :</text:span></text:p>
      <text:p text:style-name="P34"><text:span text:style-name="T14">select min(country_id) from player; </text:span>: 1</text:p>
      <text:p text:style-name="P34"><text:span text:style-name="T14">select max(country_id) from player;</text:span><text:span text:style-name="T15"> </text:span><text:span text:style-name="T4">: 220</text:span></text:p>
      <text:p text:style-name="P34"><text:span text:style-name="T14">SELECT percentile_cont(0.5) WITHIN GROUP (ORDER BY country_id) FROM player;</text:span><text:span text:style-name="T4"> : 110</text:span></text:p>
      <text:p text:style-name="P34"><text:span text:style-name="T14">SELECT percentile_cont(0.25) WITHIN GROUP (ORDER BY country_id) FROM player;</text:span><text:span text:style-name="T4"> : 55</text:span></text:p>
      <text:p text:style-name="P34"><text:span text:style-name="T14">SELECT percentile_cont(0.75) WITHIN GROUP (ORDER BY country_id) FROM player;</text:span><text:span text:style-name="T4"> : 165</text:span></text:p>
      <text:p text:style-name="P30"/>
      <text:p text:style-name="P30"><text:span text:style-name="T5">Tretí stĺpec obsahuje identifikáciu pohlavia hráča a skladá sa z charsetu (M/F).</text:span><text:tab/></text:p>
      <text:p text:style-name="P35"/>
      <text:p text:style-name="P35">Sumarizácia pre <text:span text:style-name="T11">početnosť hodnôt stĺpca sex </text:span></text:p>
      <text:p text:style-name="P36"><text:span text:style-name="T14">select count(id) from player where sex = 'F'; :</text:span> <text:s/>50215</text:p>
      <text:p text:style-name="P36"><text:soft-page-break/><text:span text:style-name="T14">select count(id) from player where sex = 'M';</text:span> : 49785</text:p>
      <text:p text:style-name="P36"/>
      <text:p text:style-name="P37">Štvrtý stĺpec obsahuje herné prezývky pre hráčov, ktoré boli generované ako náhodne zvolené anglické priezviská.</text:p>
      <text:p text:style-name="P37"><text:span text:style-name="T12"/></text:p>
      <text:p text:style-name="P80"><text:span text:style-name="T12">Zoznam vydaní rozšírení a aditívneho obsahu pre hru -&gt; dlc</text:span></text:p>
      <text:p text:style-name="P9"/>
      <text:p text:style-name="P59">c<text:span text:style-name="T14">reate table dlc</text:span></text:p>
      <text:p text:style-name="P41">(</text:p>
      <text:p text:style-name="P41"><text:tab/>id SERIAL PRIMARY KEY,</text:p>
      <text:p text:style-name="P42"><text:span text:style-name="T6"><text:tab/></text:span>name VARCHAR(50) NOT NULL,</text:p>
      <text:p text:style-name="P42"><text:tab/>price REAL NOT NULL</text:p>
      <text:p text:style-name="P42">);</text:p>
      <text:p text:style-name="P60">Táto tabuľka obsahuje iba 5 záznamov, teda je miesto ju tu reprezentovať celú<text:span text:style-name="T6">:</text:span></text:p>
      <text:p text:style-name="P10"/>
      <text:section text:style-name="Sect1" text:name="Oblasť1" text:protected="true">
        <text:section-source xlink:href="../../../../../dlc.csv"/>
        <text:p text:style-name="P84">"id","name","price"</text:p>
        <text:p text:style-name="P84">1,"First blow",14.99</text:p>
        <text:p text:style-name="P84">2,"Final solution",17.23</text:p>
        <text:p text:style-name="P84">3,"Long live",10.0</text:p>
        <text:p text:style-name="P84">4,"Almost done",8.24</text:p>
        <text:p text:style-name="P84">5,"Know how",3.52</text:p>
      </text:section>
      <text:p text:style-name="P9"><text:tab/></text:p>
      <text:p text:style-name="P5">Zoznam všetkých levelov v hre -&gt; level</text:p>
      <text:p text:style-name="P11"/>
      <text:p text:style-name="P51">create table level</text:p>
      <text:p text:style-name="P51">(</text:p>
      <text:p text:style-name="P51"><text:tab/>id SERIAL PRIMARY KEY,</text:p>
      <text:p text:style-name="P51"><text:tab/>level_name VARCHAR(50) NOT NULL,</text:p>
      <text:p text:style-name="P51"><text:tab/>dlc_id INTEGER REFERENCES dlc</text:p>
      <text:p text:style-name="P51">);</text:p>
      <text:p text:style-name="P26"/>
      <text:p text:style-name="P27">Počet riadkov v tabuľke: 22</text:p>
      <text:p text:style-name="P27"/>
      <text:p text:style-name="P28">Sumarizácia pre dlc_id :</text:p>
      <text:p text:style-name="P28"><text:tab/>-Je doležité poznamenať, že dlc_id neobsahuje parameter not null, z toho vyplýva že level nemusí prislúchať konkrétnemu dlc, môže byť súčasťou povodnej hry. Obsah tejto tabuľky je tvorený ručne.</text:p>
      <text:p text:style-name="P28"><text:span text:style-name="T14">select min(dlc_id) from level; </text:span>: 1</text:p>
      <text:p text:style-name="P28"><text:span text:style-name="T14">select max(dlc_id) from level;</text:span> : 5</text:p>
      <text:p text:style-name="P28"><text:span text:style-name="T14">SELECT percentile_cont(0.5) WITHIN GROUP (ORDER BY dlc_id) FROM level; :</text:span> 3</text:p>
      <text:p text:style-name="P28"><text:span text:style-name="T14">SELECT percentile_cont(0.25) WITHIN GROUP (ORDER BY dlc_id) FROM level;</text:span> : 2</text:p>
      <text:p text:style-name="P28"><text:span text:style-name="T14">SELECT percentile_cont(0.75) WITHIN GROUP (ORDER BY dlc_id) FROM level;</text:span> : 4</text:p>
      <text:p text:style-name="P28"/>
      <text:p text:style-name="P20">Počet, koľko krát sa ktoré DLC vyskytuje v tabuľke level</text:p>
      <text:p text:style-name="P43">SELECT d.id,count(d.id) AS number_of_dlcs_in_levels FROM dlc d join</text:p>
      <text:p text:style-name="P43">level l on l.dlc_id = d.id GROUP BY (d.id) ORDER BY d.id DESC; : </text:p>
      <text:p text:style-name="P12"/>
      <text:section text:style-name="Sect1" text:name="Oblasť2" text:protected="true">
        <text:section-source xlink:href="../../../../../DATA-1~1.CSV"/>
        <text:p text:style-name="P85">"id","number_of_dlcs_in_levels"</text:p>
        <text:p text:style-name="P85">5,"3"</text:p>
        <text:p text:style-name="P85">4,"4"</text:p>
        <text:p text:style-name="P85">3,"3"</text:p>
        <text:p text:style-name="P85">2,"7"</text:p>
        <text:p text:style-name="P85">1,"5"</text:p>
      </text:section>
      <text:p text:style-name="P12"/>
      <text:p text:style-name="P29">Sumarizácia pre <text:span text:style-name="T7">level_name</text:span>:</text:p>
      <text:p text:style-name="P20"><text:tab/>Sú to ručne vkladané dáta.</text:p>
      <text:p text:style-name="P12"/>
      <text:p text:style-name="P6"><text:soft-page-break/>Záznam hráćových štatistík -&gt; player_statistic</text:p>
      <text:p text:style-name="P12"/>
      <text:p text:style-name="P43">create table player_statistic</text:p>
      <text:p text:style-name="P43">(</text:p>
      <text:p text:style-name="P43"><text:tab/>id SERIAL PRIMARY KEY,</text:p>
      <text:p text:style-name="P43"><text:tab/>playhours INTEGER NOT NULL,</text:p>
      <text:p text:style-name="P43"><text:tab/>score INTEGER NOT NULL,</text:p>
      <text:p text:style-name="P43"><text:tab/>player_id INTEGER REFERENCES player NOT NULL,</text:p>
      <text:p text:style-name="P43"><text:tab/>level_id INTEGER REFERENCES level NOT NULL</text:p>
      <text:p text:style-name="P43">);</text:p>
      <text:p text:style-name="P20"/>
      <text:p text:style-name="P21">Počet riadkov v tabuľke: 1 000 000<text:span text:style-name="T8">.</text:span></text:p>
      <text:p text:style-name="P21"/>
      <text:p text:style-name="P21">Sumarizácia playhours<text:span text:style-name="T8">:</text:span></text:p>
      <text:p text:style-name="P23"><text:tab/><text:span text:style-name="T10">Stĺpec</text:span> predstavuje počet odohraných hodín hráča na konkrétnom leveli.</text:p>
      <text:p text:style-name="P23"><text:span text:style-name="T14">select min(playhours) from player_statistic : </text:span>1;</text:p>
      <text:p text:style-name="P23"><text:span text:style-name="T14">select max(playhours) from player_statistic : </text:span>150;</text:p>
      <text:p text:style-name="P23"><text:span text:style-name="T14">SELECT percentile_cont(0.5) WITHIN GROUP (ORDER BY playhours) FROM player_statistic: </text:span>75;</text:p>
      <text:p text:style-name="P23"><text:span text:style-name="T14">SELECT percentile_cont(0.25) WITHIN GROUP (ORDER BY playhours) FROM player_statistic;</text:span> : 37</text:p>
      <text:p text:style-name="P23"><text:span text:style-name="T14">SELECT percentile_cont(0.75) WITHIN GROUP (ORDER BY playhours) FROM player_statistic; </text:span>: 113</text:p>
      <text:p text:style-name="P23"/>
      <text:p text:style-name="P22">Sumarizácia <text:span text:style-name="T9">score:</text:span></text:p>
      <text:p text:style-name="P24"><text:tab/>Stĺpec predstavuje získané skóre hráča v leveli.</text:p>
      <text:p text:style-name="P24"><text:span text:style-name="T14">select min(score) from player_statistic :</text:span> 1 ;</text:p>
      <text:p text:style-name="P24"><text:span text:style-name="T14">select max(score) from player_statistic :</text:span> 900;</text:p>
      <text:p text:style-name="P24"><text:span text:style-name="T14">SELECT percentile_cont(0.5) WITHIN GROUP (ORDER BY score) FROM player_statistic</text:span> : 174;</text:p>
      <text:p text:style-name="P24"><text:span text:style-name="T14">SELECT percentile_cont(0.25) WITHIN GROUP (ORDER BY score) FROM player_statistic : </text:span>70;</text:p>
      <text:p text:style-name="P24"><text:span text:style-name="T14">SELECT percentile_cont(0.75) WITHIN GROUP (ORDER BY score) FROM</text:span> <text:span text:style-name="T14">player_statistic :</text:span> 319;</text:p>
      <text:p text:style-name="P24"/>
      <text:p text:style-name="P25">Sumarizácia koľko <text:span text:style-name="T13">hráčov odohralo dané levely</text:span>:</text:p>
      <text:p text:style-name="P38">SELECT l.id,count(l.id) AS number_of_dlcs_in_levels FROM level l join</text:p>
      <text:p text:style-name="P38">player_statistic p on l.id = p.level_id GROUP BY (l.id) ORDER BY l.id DESC;</text:p>
      <text:p text:style-name="P15"/>
      <text:p text:style-name="P14"/>
      <text:section text:style-name="Sect1" text:name="Oblasť3">
        <text:section-source xlink:href="../../../../../p_s"/>
        <text:p text:style-name="P86"><text:span text:style-name="T11"><text:tab/>ID levelu</text:span>,"<text:span text:style-name="T13">počet hráčov, ktorý level hrali</text:span>"</text:p>
        <text:p text:style-name="P87">22,"45508"</text:p>
        <text:p text:style-name="P87">21,"45504"</text:p>
        <text:p text:style-name="P87">20,"45751"</text:p>
        <text:p text:style-name="P87">19,"45751"</text:p>
        <text:p text:style-name="P87">18,"45392"</text:p>
        <text:p text:style-name="P87">17,"45365"</text:p>
        <text:p text:style-name="P87">16,"45649"</text:p>
        <text:p text:style-name="P87">15,"45493"</text:p>
        <text:p text:style-name="P87">14,"45395"</text:p>
        <text:p text:style-name="P87">13,"45373"</text:p>
        <text:p text:style-name="P87">12,"45580"</text:p>
        <text:p text:style-name="P87">11,"45326"</text:p>
        <text:p text:style-name="P87">10,"45501"</text:p>
        <text:p text:style-name="P87">9,"45395"</text:p>
        <text:p text:style-name="P87">8,"45287"</text:p>
        <text:p text:style-name="P87">7,"45019"</text:p>
        <text:p text:style-name="P87">6,"45052"</text:p>
        <text:p text:style-name="P87">5,"45613"</text:p>
        <text:p text:style-name="P87">4,"45384"</text:p>
        <text:p text:style-name="P87">3,"45629"</text:p>
        <text:p text:style-name="P87">2,"45549"</text:p>
        <text:p text:style-name="P87">1,"45484"</text:p>
      </text:section>
      <text:p text:style-name="P13"/>
      <text:p text:style-name="P7"><text:soft-page-break/>Zoznam zakúpení dlc -&gt; purchase </text:p>
      <text:p text:style-name="P63"/>
      <text:p text:style-name="P44">create table purchase</text:p>
      <text:p text:style-name="P44">(</text:p>
      <text:p text:style-name="P44"><text:s text:c="4"/><text:tab/>id SERIAL PRIMARY KEY,</text:p>
      <text:p text:style-name="P44"><text:tab/>purchase_time TIMESTAMP NOT NULL,</text:p>
      <text:p text:style-name="P44"><text:tab/>dlc_id INTEGER REFERENCES dlc NOT NULL,</text:p>
      <text:p text:style-name="P44"><text:tab/>player_id INTEGER REFERENCES player NOT NULL</text:p>
      <text:p text:style-name="P44">);</text:p>
      <text:p text:style-name="P63"/>
      <text:p text:style-name="P65">Počet riadkov v tabuľke : 50 000</text:p>
      <text:p text:style-name="P63">Sumarizácia purchase_time</text:p>
      <text:p text:style-name="P63"><text:tab/> Informácia, kedy si hráč zakúpil dané DLC.</text:p>
      <text:p text:style-name="P44">select max(purchase_time) from purchase; : <text:span text:style-name="T16">2017-04-01 17:56:52</text:span></text:p>
      <text:p text:style-name="P44">select min(purchase_time) from purchase; :<text:span text:style-name="T17">2017-0</text:span><text:span text:style-name="T20">1</text:span><text:span text:style-name="T17">-01 00:00:01</text:span></text:p>
      <text:p text:style-name="P44"><text:span text:style-name="T17"/></text:p>
      <text:p text:style-name="P45"><text:span text:style-name="T17">Sumarizácia zakúpení</text:span></text:p>
      <text:p text:style-name="P45"><text:span text:style-name="T17"><text:tab/>zobrazuje, koľko hráčov si zakúpilo ktoré dlc.</text:span></text:p>
      <text:p text:style-name="P47">SELECT d.id,d.name,count(d.id) FROM dlc d join</text:p>
      <text:p text:style-name="P47">purchase p on d.id = p.dlc_id GROUP BY (d.id) ORDER BY d.id DESC;</text:p>
      <text:p text:style-name="P64"/>
      <text:section text:style-name="Sect1" text:name="Oblasť5">
        <text:section-source xlink:href="../../../../../pur"/>
        <text:p text:style-name="P89">"<text:span text:style-name="T24">dlc id</text:span>","<text:span text:style-name="T24">dlc </text:span>name","count"</text:p>
        <text:p text:style-name="P89">5,"Know how","10143"</text:p>
        <text:p text:style-name="P89">4,"Almost done","10137"</text:p>
        <text:p text:style-name="P89">3,"Long live","10000"</text:p>
        <text:p text:style-name="P89">2,"Final solution","9864"</text:p>
        <text:p text:style-name="P89">1,"First blow","9856"</text:p>
      </text:section>
      <text:p text:style-name="P63"/>
      <text:p text:style-name="P8">Zoznam zberateľných vecí -&gt; pickup_item</text:p>
      <text:p text:style-name="P16"/>
      <text:p text:style-name="P47">create table pickup_item</text:p>
      <text:p text:style-name="P47">(</text:p>
      <text:p text:style-name="P47"><text:s text:c="2"/>id SERIAL PRIMARY KEY,</text:p>
      <text:p text:style-name="P47"><text:s text:c="2"/>name VARCHAR(50) NOT NULL,</text:p>
      <text:p text:style-name="P47"><text:s text:c="2"/>brand INTEGER DEFAULT 1 NOT NULL</text:p>
      <text:p text:style-name="P47">);</text:p>
      <text:p text:style-name="P47"/>
      <text:p text:style-name="P66">Počet riadkov v tabuľke : 1000</text:p>
      <text:p text:style-name="P66"/>
      <text:p text:style-name="P46"><text:span text:style-name="T17">Sumarizácia</text:span><text:span text:style-name="T18"> stĺpca brand: </text:span></text:p>
      <text:p text:style-name="P48"><text:span text:style-name="T17"><text:tab/>Brand označuje kvalitu predmetu na škále od 0 - 10.</text:span></text:p>
      <text:p text:style-name="P48"><text:span text:style-name="T17"/></text:p>
      <text:p text:style-name="P49">select min(brand) from pickup_item; : <text:span text:style-name="T17">0</text:span></text:p>
      <text:p text:style-name="P49">select max(brand) from pickup_item; : <text:span text:style-name="T17">10</text:span></text:p>
      <text:p text:style-name="P49">SELECT percentile_cont(0.5) WITHIN GROUP (ORDER BY brand) FROM pickup_item;: <text:span text:style-name="T17">5</text:span></text:p>
      <text:p text:style-name="P49">SELECT percentile_cont(0.25) WITHIN GROUP (ORDER BY brand) FROM pickup_item; <text:span text:style-name="T17">2</text:span></text:p>
      <text:p text:style-name="P49">SELECT percentile_cont(0.75) WITHIN GROUP (ORDER BY brand) FROM pickup_item; <text:span text:style-name="T17">: 8</text:span></text:p>
      <text:p text:style-name="P49"><text:span text:style-name="T17"/></text:p>
      <text:p text:style-name="P76"><text:span text:style-name="T17">Zoznam achavementov -&gt; achiavement</text:span></text:p>
      <text:p text:style-name="P75"><text:span text:style-name="T17"/></text:p>
      <text:p text:style-name="P49">create table achiavement</text:p>
      <text:p text:style-name="P49">(</text:p>
      <text:p text:style-name="P49"><text:tab/>id SERIAL PRIMARY KEY,</text:p>
      <text:p text:style-name="P49"><text:tab/>name VARCHAR(50) NOT NULL,</text:p>
      <text:p text:style-name="P49"><text:tab/>dlc_id INTEGER REFERENCES dlc</text:p>
      <text:p text:style-name="P49">);</text:p>
      <text:p text:style-name="P49"><text:span text:style-name="T17">Počet riadkov: 108</text:span></text:p>
      <text:p text:style-name="P49"><text:soft-page-break/><text:span text:style-name="T17"/></text:p>
      <text:p text:style-name="P49"><text:span text:style-name="T17">Sumarizácia dlc_id</text:span><text:span text:style-name="T19">:</text:span></text:p>
      <text:p text:style-name="P49"><text:span text:style-name="T17"><text:tab/>FK pre dlc.</text:span></text:p>
      <text:p text:style-name="P49">select min(dlc_id) from achiavement;<text:span text:style-name="T17">1</text:span></text:p>
      <text:p text:style-name="P49">select max(dlc_id) from achiavement;<text:span text:style-name="T17">5</text:span></text:p>
      <text:p text:style-name="P49">SELECT percentile_cont(0.5) WITHIN GROUP (ORDER BY dlc_id) FROM achiavement; : <text:span text:style-name="T22">3</text:span></text:p>
      <text:p text:style-name="P49">SELECT percentile_cont(0.25) WITHIN GROUP (ORDER BY dlc_id) FROM achiavement; <text:span text:style-name="T22">: 2</text:span></text:p>
      <text:p text:style-name="P49">SELECT percentile_cont(0.75) WITHIN GROUP (ORDER BY dlc_id) FROM achiavement; <text:span text:style-name="T22">: 4</text:span></text:p>
      <text:p text:style-name="P49"><text:span text:style-name="T22"/></text:p>
      <text:p text:style-name="P77"><text:span text:style-name="T17">Zoznam </text:span><text:span text:style-name="T19">získaných </text:span><text:span text:style-name="T17">ach</text:span><text:span text:style-name="T19">i</text:span><text:span text:style-name="T17">avementov -&gt; achiavement</text:span><text:span text:style-name="T19">_taking</text:span></text:p>
      <text:p text:style-name="P77"><text:span text:style-name="T19"/></text:p>
      <text:p text:style-name="P52">create table achiavement_taking</text:p>
      <text:p text:style-name="P52">(</text:p>
      <text:p text:style-name="P52"><text:tab/>id SERIAL PRIMARY KEY,</text:p>
      <text:p text:style-name="P52"><text:tab/>name_id INTEGER NOT NULL,</text:p>
      <text:p text:style-name="P52"><text:tab/>earn_time TIMESTAMP DEFAULT NULL,</text:p>
      <text:p text:style-name="P52"><text:tab/>player_id INTEGER REFERENCES player DEFAULT NULL</text:p>
      <text:p text:style-name="P52">);</text:p>
      <text:p text:style-name="P52"/>
      <text:p text:style-name="P67">Počet riadkov v tabuľke : 2 000 000</text:p>
      <text:p text:style-name="P52"/>
      <text:p text:style-name="P67">Sumarizácia name_id:</text:p>
      <text:p text:style-name="P67"><text:tab/>FK na achavement</text:p>
      <text:p text:style-name="P52">select min(name_id) from achiavement_taking; :<text:span text:style-name="T17"> 1</text:span></text:p>
      <text:p text:style-name="P52">select max(name_id) from achiavement_taking; :<text:span text:style-name="T17"> 108</text:span></text:p>
      <text:p text:style-name="P52">SELECT percentile_cont(0.5) WITHIN GROUP (ORDER BY name_id) FROM achiavement_taking; : <text:span text:style-name="T17">55</text:span></text:p>
      <text:p text:style-name="P52">SELECT percentile_cont(0.25) WITHIN GROUP (ORDER BY name_id) FROM achiavement_taking; :<text:span text:style-name="T17"> 28</text:span></text:p>
      <text:p text:style-name="P52">SELECT percentile_cont(0.75) WITHIN GROUP (ORDER BY name_id) FROM achiavement_taking; :<text:span text:style-name="T17"> 81</text:span></text:p>
      <text:p text:style-name="P52"><text:span text:style-name="T17"/></text:p>
      <text:p text:style-name="P52"><text:span text:style-name="T17">Sumarizácia earn_time:</text:span></text:p>
      <text:p text:style-name="P52"><text:span text:style-name="T17"><text:tab/>Čas získania achiavementu.</text:span></text:p>
      <text:p text:style-name="P52">select min(earn_time) from achiavement_taking; : <text:span text:style-name="T17">2017-01-01 00:00:00</text:span></text:p>
      <text:p text:style-name="P52">select max(earn_time) from achiavement_taking; : <text:span text:style-name="T17">2017-04-01 12:09:33</text:span></text:p>
      <text:p text:style-name="P52"><text:span text:style-name="T17"/></text:p>
      <text:p text:style-name="P53"><text:span text:style-name="T17">Sumarizácia player_id:</text:span></text:p>
      <text:p text:style-name="P53"><text:span text:style-name="T17"><text:tab/>FK na player</text:span></text:p>
      <text:p text:style-name="P53">select min(player_id) from achiavement_taking; : <text:span text:style-name="T17">1</text:span></text:p>
      <text:p text:style-name="P53">select max(player_id) from achiavement_taking; : <text:span text:style-name="T17">100 000</text:span></text:p>
      <text:p text:style-name="P53">SELECT percentile_cont(0.5) WITHIN GROUP (ORDER BY player_id) FROM achiavement_taking; : <text:span text:style-name="T17">50011.5</text:span></text:p>
      <text:p text:style-name="P53">SELECT percentile_cont(0.25) WITHIN GROUP (ORDER BY player_id) FROM achiavement_taking; <text:span text:style-name="T17">: 24990</text:span></text:p>
      <text:p text:style-name="P53">SELECT percentile_cont(0.75) WITHIN GROUP (ORDER BY player_id) FROM achiavement_taking; <text:span text:style-name="T17">: 75001</text:span></text:p>
      <text:p text:style-name="P73"><text:span text:style-name="T17"/></text:p>
      <text:p text:style-name="P78"><text:span text:style-name="T17">Zoznam postáv hráčov -&gt; character</text:span></text:p>
      <text:p text:style-name="P78"><text:span text:style-name="T17"/></text:p>
      <text:p text:style-name="P54">create table character</text:p>
      <text:p text:style-name="P54">(</text:p>
      <text:p text:style-name="P54"><text:s text:c="3"/><text:tab/>id SERIAL PRIMARY KEY,</text:p>
      <text:p text:style-name="P54"><text:tab/>character_name VARCHAR(50) NOT NULL,</text:p>
      <text:p text:style-name="P54"><text:tab/>create_time TIMESTAMP NOT NULL,</text:p>
      <text:p text:style-name="P54"><text:tab/>type INTEGER REFERENCES character_type NOT NULL,</text:p>
      <text:p text:style-name="P54"><text:tab/>player_id INTEGER REFERENCES player NOT NULL</text:p>
      <text:p text:style-name="P54">);</text:p>
      <text:p text:style-name="P68"><text:soft-page-break/>Počet riadkov tabuľky : 500 000</text:p>
      <text:p text:style-name="P68"/>
      <text:p text:style-name="P68">Sumarizácia create_time</text:p>
      <text:p text:style-name="P68"><text:tab/>Stĺpec zaznamenáva vytvorenie postavy hráča.</text:p>
      <text:p text:style-name="P68"><text:span text:style-name="T14">select min(create_time) from character; </text:span>: 2017-01-01 00:00:23</text:p>
      <text:p text:style-name="P68"><text:span text:style-name="T14">select max(create_time) from character; </text:span>: 2017-04-01 18:17:28</text:p>
      <text:p text:style-name="P68"/>
      <text:p text:style-name="P68">Sumarizácia type</text:p>
      <text:p text:style-name="P68"><text:tab/>FK na číseln<text:span text:style-name="T26">í</text:span>k character_type</text:p>
      <text:section text:style-name="Sect1" text:name="Oblasť6">
        <text:section-source xlink:href="../../../../../dat_char"/>
        <text:p text:style-name="P90">"name","<text:span text:style-name="T26">pocetnost_charakterov</text:span>"</text:p>
        <text:p text:style-name="P90">"Mage","100378"</text:p>
        <text:p text:style-name="P90">"Knight","99451"</text:p>
        <text:p text:style-name="P90">"Archer","99835"</text:p>
        <text:p text:style-name="P90">"Warrior","100553"</text:p>
        <text:p text:style-name="P90">"Priest","99783"</text:p>
      </text:section>
      <text:p text:style-name="P52"/>
      <text:p text:style-name="P69">Sumarizácia player_id:</text:p>
      <text:p text:style-name="P69"><text:tab/>FK na player</text:p>
      <text:p text:style-name="P55">select min(player_id) from character; : <text:span text:style-name="T17">1</text:span></text:p>
      <text:p text:style-name="P55">select max(player_id) from character; : <text:span text:style-name="T17">100 000</text:span></text:p>
      <text:p text:style-name="P55">SELECT percentile_cont(0.5) WITHIN GROUP (ORDER BY player_id) FROM character;<text:span text:style-name="T27"> : </text:span><text:span text:style-name="T21">49950.5</text:span></text:p>
      <text:p text:style-name="P55">SELECT percentile_cont(0.25) WITHIN GROUP (ORDER BY player_id) FROM character;<text:span text:style-name="T27"> :</text:span><text:span text:style-name="T21"> 24977</text:span></text:p>
      <text:p text:style-name="P55">SELECT percentile_cont(0.75) WITHIN GROUP (ORDER BY player_id) FROM character;<text:span text:style-name="T27"> :</text:span><text:span text:style-name="T21"> 74986</text:span></text:p>
      <text:p text:style-name="P55"><text:span text:style-name="T21"/></text:p>
      <text:p text:style-name="P79"><text:span text:style-name="T17">Záznam vlastnenia predmetov -&gt; stock_taking</text:span></text:p>
      <text:p text:style-name="P74"><text:span text:style-name="T17"/></text:p>
      <text:p text:style-name="P56">create table stock_taking</text:p>
      <text:p text:style-name="P56">(</text:p>
      <text:p text:style-name="P56"><text:s text:c="4"/><text:tab/>id SERIAL PRIMARY KEY,</text:p>
      <text:p text:style-name="P56"><text:tab/>character_id INTEGER REFERENCES character NOT NULL,</text:p>
      <text:p text:style-name="P56"><text:tab/>pickup_item_id INTEGER REFERENCES pickup_item NOT NULL</text:p>
      <text:p text:style-name="P56">);</text:p>
      <text:p text:style-name="P56"/>
      <text:p text:style-name="P56">Počet riadkov tabuľky : 1 000 000</text:p>
      <text:p text:style-name="P56"/>
      <text:p text:style-name="P57"><text:s/><text:span text:style-name="T17">3 najmenej vlastnené predmety: </text:span></text:p>
      <text:p text:style-name="P55"/>
      <text:section text:style-name="Sect1" text:name="Oblasť7">
        <text:section-source xlink:href="../../../../../ruce"/>
        <text:p text:style-name="P91">"name","<text:span text:style-name="T28">pocet</text:span>"</text:p>
        <text:p text:style-name="P91">"facilisi per","969"</text:p>
        <text:p text:style-name="P91">"placerat","983"</text:p>
        <text:p text:style-name="P91">"a","998"</text:p>
      </text:section>
      <text:p text:style-name="P55"/>
      <text:p text:style-name="P81">Zhodnotenie:</text:p>
      <text:p text:style-name="P81"><text:tab/><text:span text:style-name="T23">Vytvoril som dokopy 12 tabuliek, ktoré som postupne naplnin netriviálnym množstvom dát. Mám obavy, že nie všetky dáta budú logicky medzi sebou pasovať, kôli spôsobu generovania týchto vstupov. Všimol som si taktiež že distribúcia dát do tabuliek náhodným generátorom je veľmi rovnomerná.</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verdana" svg:font-family="verdana, arial, helvetica, sans, sans-serif"/>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3M59S</meta:editing-duration>
    <meta:editing-cycles>28</meta:editing-cycles>
    <meta:generator>LibreOffice/5.2.2.2$Windows_x86 LibreOffice_project/8f96e87c890bf8fa77463cd4b640a2312823f3ad</meta:generator>
    <dc:date>2017-03-26T20:41:37.655000000</dc:date>
    <meta:document-statistic meta:table-count="0" meta:image-count="0" meta:object-count="0" meta:page-count="7" meta:paragraph-count="262" meta:word-count="1286" meta:character-count="9416" meta:non-whitespace-character-count="8296"/>
    <meta:user-defined meta:name="Info 1"/>
    <meta:user-defined meta:name="Info 2"/>
    <meta:user-defined meta:name="Info 3"/>
    <meta:user-defined meta:name="Info 4"/>
  </office:meta>
</office:document-meta>
</file>